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UI/UX Planning</text:h>
      <text:p text:style-name="Text_20_body"><text:span text:style-name="Strong_20_Emphasis">Aesthetic:</text:span></text:p>
      <text:list xml:id="list3766213122" text:style-name="L9">
        <text:list-item>
          <text:p text:style-name="P9">Jewel tone color scheme (navy, burgundy, silver)</text:p>
        </text:list-item>
        <text:list-item>
          <text:p text:style-name="P9">Retro-inspired panel layout with modern animations and drop shadows</text:p>
        </text:list-item>
        <text:list-item>
          <text:p text:style-name="P9">Cards use soft borders, iconography for quick scanning</text:p>
        </text:list-item>
        <text:list-item>
          <text:p text:style-name="P9">Stylized aesthetic that nods to early 2000s sim games with modern interface polish</text:p>
        </text:list-item>
      </text:list>
      <text:p text:style-name="Text_20_body"><text:span text:style-name="Strong_20_Emphasis">Customizable Player Homepages:</text:span></text:p>
      <text:list xml:id="list673108472" text:style-name="L10">
        <text:list-item>
          <text:p text:style-name="P10">Players can design their profile pages with themes, bio cards, stable showcase, and recent legacy accomplishments</text:p>
        </text:list-item>
        <text:list-item>
          <text:p text:style-name="P10">HTML/CSS-inspired module builder for advanced personalization (similar to early Horseland)</text:p>
        </text:list-item>
        <text:list-item>
          <text:p text:style-name="P10">Visual badge displays and stat milestones</text:p>
        </text:list-item>
      </text:list>
      <text:p text:style-name="Text_20_body"><text:span text:style-name="Strong_20_Emphasis">Avatar and Horse Customization:</text:span></text:p>
      <text:list xml:id="list2444463249" text:style-name="L11">
        <text:list-item>
          <text:p text:style-name="P11">Players can unlock clothing and tack visual options</text:p>
        </text:list-item>
        <text:list-item>
          <text:p text:style-name="P11">In-game seamstresses and leathersmiths (player-run job roles) produce:</text:p>
          <text:list>
            <text:list-item>
              <text:p text:style-name="P11">Custom mane/tail styles</text:p>
            </text:list-item>
            <text:list-item>
              <text:p text:style-name="P11">Saddle pads and tack overlays</text:p>
            </text:list-item>
            <text:list-item>
              <text:p text:style-name="P11">Stable gear (blankets, halters)</text:p>
            </text:list-item>
          </text:list>
        </text:list-item>
        <text:list-item>
          <text:p text:style-name="P11">Crafting uses materials earned through training, exploration, or trading</text:p>
        </text:list-item>
        <text:list-item>
          <text:p text:style-name="P11">Marketplace supports listing of custom designs</text:p>
        </text:list-item>
      </text:list>
      <text:p text:style-name="Text_20_body">... <text:span text:style-name="Strong_20_Emphasis">Aesthetic:</text:span></text:p>
      <text:list xml:id="list3962645047" text:style-name="L12">
        <text:list-item>
          <text:p text:style-name="P12">Jewel tone color scheme (navy, burgundy, silver)</text:p>
        </text:list-item>
        <text:list-item>
          <text:p text:style-name="P12">Retro-inspired panel layout with modern animations and drop shadows</text:p>
        </text:list-item>
        <text:list-item>
          <text:p text:style-name="P12">Cards use soft borders, iconography for quick scanning</text:p>
        </text:list-item>
        <text:list-item>
          <text:p text:style-name="P12">Stylized aesthetic that nods to early 2000s sim games with modern interface polish</text:p>
        </text:list-item>
      </text:list>
      <text:p text:style-name="Text_20_body"><text:span text:style-name="Strong_20_Emphasis">UX Principles:</text:span></text:p>
      <text:list xml:id="list529419070" text:style-name="L13">
        <text:list-item>
          <text:p text:style-name="P13">Minimized tap count per core action</text:p>
        </text:list-item>
        <text:list-item>
          <text:p text:style-name="P13">Responsive layouts: optimized for 6"–7" screens</text:p>
        </text:list-item>
        <text:list-item>
          <text:p text:style-name="P13">Feedback on all actions (e.g., microanimation on breed success, color reveal glow on rare foals)</text:p>
        </text:list-item>
        <text:list-item>
          <text:p text:style-name="P13">Scrollable tab layouts on profile screens for discipline, pedigree, training, and competition history</text:p>
        </text:list-item>
        <text:list-item>
          <text:p text:style-name="P13"><text:soft-page-break/>Fast-switch horse view for multi-horse management</text:p>
        </text:list-item>
      </text:list>
      <text:p text:style-name="Text_20_body"><text:span text:style-name="Strong_20_Emphasis">Core UI Views:</text:span></text:p>
      <text:list xml:id="list1578236787" text:style-name="L14">
        <text:list-item>
          <text:p text:style-name="P14"><text:span text:style-name="Strong_20_Emphasis">Dashboard:</text:span> XP tracker, event alerts, legacy rank display, income forecast, current competition status, and next unlock milestone</text:p>
        </text:list-item>
        <text:list-item>
          <text:p text:style-name="P14"><text:span text:style-name="Strong_20_Emphasis">Stable Tab:</text:span> Grid and list toggles for horses, filter by age, rider, bloodline, legacy, and trait flags. Group select options for mass actions (feed, train, etc.)</text:p>
        </text:list-item>
        <text:list-item>
          <text:p text:style-name="P14"><text:span text:style-name="Strong_20_Emphasis">Profile View:</text:span></text:p>
          <text:list>
            <text:list-item>
              <text:p text:style-name="P14">Dynamic horizontal tab navigation (General, Genetics, Training, Rider, Performance)</text:p>
            </text:list-item>
            <text:list-item>
              <text:p text:style-name="P14">Click/tap for pedigree overlay</text:p>
            </text:list-item>
            <text:list-item>
              <text:p text:style-name="P14">Animated phenotype card with zoom and tooltip on genetic traits</text:p>
            </text:list-item>
          </text:list>
        </text:list-item>
        <text:list-item>
          <text:p text:style-name="P14"><text:span text:style-name="Strong_20_Emphasis">World View:</text:span></text:p>
          <text:list>
            <text:list-item>
              <text:p text:style-name="P14">Fully illustrated town map interface</text:p>
            </text:list-item>
            <text:list-item>
              <text:p text:style-name="P14">Tap building to open modules (Vet, Shop, Market, Training)</text:p>
            </text:list-item>
            <text:list-item>
              <text:p text:style-name="P14">Real-time day/night sync toggle</text:p>
            </text:list-item>
          </text:list>
        </text:list-item>
      </text:list>
      <text:p text:style-name="Text_20_body"><text:span text:style-name="Strong_20_Emphasis">Rider Interaction UI:</text:span></text:p>
      <text:list xml:id="list3362572436" text:style-name="L15">
        <text:list-item>
          <text:p text:style-name="P15">Rider cards displayed in mini-gallery</text:p>
        </text:list-item>
        <text:list-item>
          <text:p text:style-name="P15">Hover or tap for expanded stats</text:p>
        </text:list-item>
        <text:list-item>
          <text:p text:style-name="P15">Compatibility bar next to each horse in Stable tab</text:p>
        </text:list-item>
        <text:list-item>
          <text:p text:style-name="P15">Animated trait discovery moments with card flip + color sparkle</text:p>
        </text:list-item>
      </text:list>
      <text:p text:style-name="Text_20_body"><text:span text:style-name="Strong_20_Emphasis">Advanced UI Tools:</text:span></text:p>
      <text:list xml:id="list3383436649" text:style-name="L16">
        <text:list-item>
          <text:p text:style-name="P16">Legacy filter panel for breeders to filter horses by legacy score, ancestry traits, show performance, and rider compatibility</text:p>
        </text:list-item>
        <text:list-item>
          <text:p text:style-name="P16">Theme customization panel (color palettes, font sizes, card border styles)</text:p>
        </text:list-item>
        <text:list-item>
          <text:p text:style-name="P16">Optional compact layout mode for power users managing large stables</text:p>
        </text:list-item>
      </text:list>
      <text:p text:style-name="Text_20_body"><text:span text:style-name="Strong_20_Emphasis">Accessibility Goals:</text:span></text:p>
      <text:list xml:id="list686676291" text:style-name="L17">
        <text:list-item>
          <text:p text:style-name="P17">Colorblind-safe palette option</text:p>
        </text:list-item>
        <text:list-item>
          <text:p text:style-name="P17">Scalable UI text</text:p>
        </text:list-item>
        <text:list-item>
          <text:p text:style-name="P17">Alternate font support for dyslexia</text:p>
        </text:list-item>
        <text:list-item>
          <text:p text:style-name="P17">Toggle animation intensity for performance or sensitivity <text:span text:style-name="Strong_20_Emphasis">Aesthetic:</text:span></text:p>
        </text:list-item>
        <text:list-item>
          <text:p text:style-name="P17">Jewel tone color scheme (navy, burgundy, silver)</text:p>
        </text:list-item>
        <text:list-item>
          <text:p text:style-name="P17">Retro-inspired panel layout with modern animations and drop shadows</text:p>
        </text:list-item>
        <text:list-item>
          <text:p text:style-name="P17"><text:soft-page-break/>Cards use soft borders, iconography for quick scanning</text:p>
        </text:list-item>
      </text:list>
      <text:p text:style-name="Text_20_body"><text:span text:style-name="Strong_20_Emphasis">UX Principles:</text:span></text:p>
      <text:list xml:id="list4096660204" text:style-name="L18">
        <text:list-item>
          <text:p text:style-name="P18">Minimized tap count per core action</text:p>
        </text:list-item>
        <text:list-item>
          <text:p text:style-name="P18">Responsive layouts: optimized for 6"–7" screens</text:p>
        </text:list-item>
        <text:list-item>
          <text:p text:style-name="P18">Feedback on all actions (e.g., microanimation on breed success, color reveal glow on rare foals)</text:p>
        </text:list-item>
      </text:list>
      <text:p text:style-name="Text_20_body"><text:span text:style-name="Strong_20_Emphasis">Core UI Views:</text:span></text:p>
      <text:list xml:id="list754237710" text:style-name="L19">
        <text:list-item>
          <text:p text:style-name="P19"><text:span text:style-name="Strong_20_Emphasis">Dashboard:</text:span> XP tracker, event alerts, legacy rank display, income forecast</text:p>
        </text:list-item>
        <text:list-item>
          <text:p text:style-name="P19"><text:span text:style-name="Strong_20_Emphasis">Stable Tab:</text:span> Horse filters (temperament, conformation, legacy), bulk feed/groom/train buttons</text:p>
        </text:list-item>
        <text:list-item>
          <text:p text:style-name="P19"><text:span text:style-name="Strong_20_Emphasis">Profile View:</text:span> Dynamic tab system; animated phenotype card w/ zoom effect</text:p>
        </text:list-item>
        <text:list-item>
          <text:p text:style-name="P19"><text:span text:style-name="Strong_20_Emphasis">World View:</text:span> Stylized map with town services, real-time day/night sync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9T19:07:27.824000000</meta:creation-date>
    <dc:date>2025-05-19T19:47:49.205000000</dc:date>
    <meta:editing-duration>PT13M31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6" meta:word-count="548" meta:character-count="3527" meta:non-whitespace-character-count="3101"/>
  </office:meta>
</office:document-meta>
</file>